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1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7">do text</text:span></text:p><text:p text:style-name="P6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Body"/>
      <text:p text:style-name="UrbanBody"><draw:frame draw:style-name="fr2" draw:name="Cadre1" text:anchor-type="paragraph" svg:x="7.8cm" svg:y="0.295cm" svg:width="7.631cm" svg:height="2.833cm" draw:z-index="1"><draw:text-box><text:p text:style-name="P5"><text:text-input text:description="Nom donneur avis">urbanEventObj.getLinkedOrganisationTerm().Title()</text:text-input></text:p><text:p text:style-name="P4"><office:annotation><dc:creator>Gauthier Bastien</dc:creator><dc:date>2011-03-23T14:58:32</dc:date><text:p text:style-name="P6"><text:span text:style-name="T7">do text</text:span></text:p><text:p text:style-name="P6"><text:span text:style-name="T7">from xhtml(</text:span><text:span text:style-name="T10">tool.decorateHTML('UrbanAddress', </text:span><text:span text:style-name="T7">urbanEventObj.getLinkedOrganisationTerm().getFormattedDescription()))</text:span></text:p></office:annotation></text:p><text:p text:style-name="P3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'avis concernant un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7">do text</text:span></text:p><text:p text:style-name="P6"><text:span text:style-name="T7">from document(at=reference, format='odt')</text:span></text:p></office:annotation></text:span><text:span text:style-name="T5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Monsieur,</text:p>
      <text:p text:style-name="UrbanBody"/>
      <text:p text:style-name="UrbanBody">Nous vous transmettons en annexe, pour avis, le dossier introduit par <text:text-input text:description="Demandeurs">self.getApplicantsSignaletic()</text:text-input></text:p>
      <text:p text:style-name="UrbanBody"/>
      <text:p text:style-name="UrbanBody">Conformément à l'article 116 <text:span text:style-name="T6">§</text:span><text:span text:style-name="T3"> 2 du CWATUPE, n</text:span>ous vous saurions gré de nous transmettre votre avis dans les trente jours francs à dater de la présente. <text:s/>A défaut de réponse endéans ce délai, l'avis sera réputé favorable.</text:p>
      <text:p text:style-name="UrbanBody"/>
      <text:p text:style-name="UrbanBody">Nous vous souhaitons bonne réception de la présente et de ses annexes, et vous prions d'agréer, Monsieur, l'expression de nos sentiments distingués.</text:p>
      <text:p text:style-name="UrbanBody"/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6"><text:span text:style-name="T7">do text</text:span></text:p><text:p text:style-name="P6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9:21</dc:date>
    <dc:language>fr-FR</dc:language>
    <meta:editing-cycles>78</meta:editing-cycles>
    <meta:editing-duration>P1DT13H21S</meta:editing-duration>
    <dc:creator>Simon Delcourt</dc:creator>
    <meta:document-statistic meta:table-count="0" meta:image-count="0" meta:object-count="0" meta:page-count="1" meta:paragraph-count="18" meta:word-count="117" meta:character-count="957" meta:non-whitespace-character-count="863"/>
    <meta:user-defined meta:name="Info 1"/>
    <meta:user-defined meta:name="Info 2"/>
    <meta:user-defined meta:name="Info 3"/>
    <meta:user-defined meta:name="Info 4"/>
  </office:meta>
</office:document-meta>
</file>